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Heading_20_1" style:master-page-name="Standard">
      <style:paragraph-properties style:page-number="auto"/>
    </style:style>
    <style:style style:name="P2" style:family="paragraph" style:parent-style-name="Text_20_body">
      <style:text-properties officeooo:paragraph-rsid="001fb017"/>
    </style:style>
    <style:style style:name="P3" style:family="paragraph" style:parent-style-name="Text_20_body">
      <style:text-properties officeooo:paragraph-rsid="00217fef"/>
    </style:style>
    <style:style style:name="P4" style:family="paragraph" style:parent-style-name="Text_20_body">
      <style:text-properties fo:font-weight="bold" officeooo:paragraph-rsid="002482a5" style:font-weight-asian="bold" style:font-weight-complex="bold"/>
    </style:style>
    <style:style style:name="P5" style:family="paragraph" style:parent-style-name="Text_20_body">
      <style:text-properties fo:font-weight="normal" officeooo:paragraph-rsid="0024c284" style:font-weight-asian="normal" style:font-weight-complex="normal"/>
    </style:style>
    <style:style style:name="T1" style:family="text">
      <style:text-properties officeooo:rsid="001fb017"/>
    </style:style>
    <style:style style:name="T2" style:family="text">
      <style:text-properties fo:font-variant="normal" fo:text-transform="none" fo:color="#000000" style:text-line-through-style="none" style:font-name="Arial" fo:font-size="11.25pt" fo:font-style="normal" style:text-underline-style="none" fo:font-weight="normal" officeooo:rsid="001fb017" style:text-blinking="false" fo:background-color="transparent"/>
    </style:style>
    <style:style style:name="T3" style:family="text">
      <style:text-properties style:font-name="Liberation Serif" fo:font-size="12pt" fo:font-weight="normal" officeooo:rsid="001fb017" style:font-size-asian="12pt" style:font-weight-asian="normal" style:font-size-complex="12pt" style:font-weight-complex="normal"/>
    </style:style>
    <style:style style:name="T4" style:family="text">
      <style:text-properties style:text-underline-style="solid" style:text-underline-width="auto" style:text-underline-color="font-color" officeooo:rsid="001fb017"/>
    </style:style>
    <style:style style:name="T5" style:family="text">
      <style:text-properties officeooo:rsid="00217fef"/>
    </style:style>
    <style:style style:name="T6" style:family="text">
      <style:text-properties fo:font-weight="bold" officeooo:rsid="001fb017" style:font-weight-asian="bold" style:font-weight-complex="bold"/>
    </style:style>
    <style:style style:name="T7" style:family="text">
      <style:text-properties fo:font-weight="bold" officeooo:rsid="00217fef" style:font-weight-asian="bold" style:font-weight-complex="bold"/>
    </style:style>
    <style:style style:name="T8" style:family="text">
      <style:text-properties officeooo:rsid="00237d1f"/>
    </style:style>
    <style:style style:name="T9" style:family="text">
      <style:text-properties officeooo:rsid="002481c9"/>
    </style:style>
    <style:style style:name="T10" style:family="text">
      <style:text-properties officeooo:rsid="002482a5"/>
    </style:style>
    <style:style style:name="T11" style:family="text">
      <style:text-properties officeooo:rsid="0024c28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Nom del Projecte: <text:span text:style-name="T4">ULISES MAP PROJECT</text:span></text:h>
      <text:h text:style-name="Heading_20_2" text:outline-level="2">Alumnes: <text:s/><text:span text:style-name="T3">Oleksander Dovbysh</text:span></text:h>
      <text:p text:style-name="Text_20_body"><text:span text:style-name="T1"><text:tab/><text:tab/>Elisabet Navarro</text:span></text:p>
      <text:p text:style-name="Text_20_body"><text:span text:style-name="T1"><text:tab/><text:tab/>Sheila Perez</text:span></text:p>
      <text:h text:style-name="Heading_20_2" text:outline-level="2">Descripció bàsica: </text:h>
      <text:p text:style-name="P2"><text:span text:style-name="T1">És un projecte compost per un Servidor i un Client Android que permeten a l'usuari (a partir de dades enmagatzemades al servidor) generar i recorrer diferents rutes turístiques per diverses ciutats i països. En resum es tracta d'una </text:span><text:span text:style-name="T2">guia interactiva per visitar les ciutats amb dos modalitats visitar punts d’interes o realitzar rutes recomanades amb la possibilitat que els usuaris puguin afegir comentaris i opinions a les rutes.</text:span></text:p>
      <text:h text:style-name="Heading_20_2" text:outline-level="2">Anàlisi funcional:</text:h>
      <text:p text:style-name="P2"><text:span text:style-name="T6">La base de dades</text:span><text:span text:style-name="T1"> emmagatzema totes les dades tipus text i de referencia dels punts i rutes d'interes així com també els usuaris i els seus comentaris i valoracions. </text:span><text:span text:style-name="T5">Les taules es creen i actualitzen mitjançant consultes sql directament entrant amb una clau ssh per terminal, les dades es creen o esborren de la mateixa manera.</text:span></text:p>
      <text:p text:style-name="P2"><text:span text:style-name="T6">El servidor</text:span><text:span text:style-name="T1"> enmagatzema totes les imatges i els diferents controladors que són els encarregats d'establir la conexió entre la base de dades i els clients així com de resoldre les peticions d'informació. </text:span><text:span text:style-name="T5">Per accedir al servidor s'utilitza una clau ssh que permet controlar els arxius i pujar i baixar informació tant per terminal com mitjançant diferents clients gràfics com eclipse.</text:span></text:p>
      <text:p text:style-name="P3"><text:span text:style-name="T6">El client</text:span><text:span text:style-name="T1"> disposa la interficie que l'usuari utilitza per poder contactar amb el servidor i obtenir la seva ruta turistica. </text:span><text:span text:style-name="T5">Consta de diverses pantalles que permeten a l'usuari navegar per els diversos menus i opcions del programa. </text:span></text:p>
      <text:p text:style-name="P3"><text:span text:style-name="T7">Les pantalles</text:span><text:span text:style-name="T5"> </text:span></text:p>
      <text:p text:style-name="P3"><text:span text:style-name="T5">- La primera és la del login que permet als usuaris escollir entre logar-se (permetent diferents funcionalitats) o entrar com usuari anonim.</text:span></text:p>
      <text:p text:style-name="P3"><text:span text:style-name="T5"><text:tab/>- </text:span><text:span text:style-name="T9">Un usuari que vulgui generar un nou loggin pot escollir la opció Register now per crear un <text:tab/>nou usari a la base de dades que li permeti obtenir les funcionalitats de comentar i valorar <text:tab/>reservades unicament per a usuaris registrats.</text:span></text:p>
      <text:p text:style-name="P3"><text:span text:style-name="T5">- La segona ens permet escollir en primer lloc el païs i en segon lloc la ciutat d'una llista descarregada de la base de dades. </text:span><text:span text:style-name="T10">Tambè </text:span><text:span text:style-name="T5">ens permetrar escollir entre dos modalitats; una ruta ja prederminada o una ruta nova a partir de punts d'interès turistic</text:span></text:p>
      <text:p text:style-name="P3"><text:span text:style-name="T5"><text:tab/>- Ruta predeterminada: <text:s/></text:span><text:span text:style-name="T8">mostra una llista de rutes ja predefinides directament descarregades <text:tab/>des del servidor. Permet mostrar tota la informació de les rutes aixì com comentar-les i/o <text:tab/>valorar-les (opció nomès vàlida per usuaris amb loggin). O permet visualitzar el mapa de la <text:tab/>ruta.</text:span></text:p>
      <text:p text:style-name="P3"><text:span text:style-name="T5"><text:tab/>- </text:span><text:span text:style-name="T8">Ruta per punts: mostra una llista de punts d'interès turistic directament descarregada des <text:tab/>del servidor. Permet mostrar tota la informació d'interès dels diversos punts així com crear <text:tab/>una ruta nova escollint varis punts.</text:span></text:p>
      <text:p text:style-name="P4"><text:span text:style-name="T10">El mapa</text:span></text:p>
      <text:p text:style-name="P5"><text:span text:style-name="T11">Un cop ja tenim el mapa al davant podem desplegar el menu que ens permetrà:</text:span></text:p>
      <text:p text:style-name="P5"><text:span text:style-name="T11"><text:tab/>- GPS : habilitar la opció de geolocalització per GPS que ens guiarà des de la nostra posició <text:tab/>actual fins al primer punt de la ruta.</text:span></text:p>
      <text:p text:style-name="P5"><text:soft-page-break/><text:span text:style-name="T11"><text:tab/>- Exit: permet escapar de l'aplicació.</text:span></text:p>
      <text:p text:style-name="P5"><text:span text:style-name="T11"><text:tab/>- Navigations: habilita la funcionalitat de next i previous que mostren cada tombant del <text:tab/>camí.</text:span></text:p>
      <text:p text:style-name="P5"><text:span text:style-name="T11"><text:tab/>- Route: mostra les diferents opcions de transport que l'usuari pot escollir. Per defecte la ruta <text:tab/>està predefinida per caminar.</text:span></text:p>
      <text:p text:style-name="P5"><text:span text:style-name="T11"><text:tab/><text:tab/>- Drive route: mostra el recorregut per a cotxes</text:span></text:p>
      <text:p text:style-name="P5"><text:span text:style-name="T11"><text:tab/><text:tab/>- Bicycle route: mostra el recorregut per a bicicletes</text:span></text:p>
      <text:p text:style-name="P5"><text:span text:style-name="T11"><text:tab/><text:tab/>- Walking route: mostra el recorregut a peu</text:span></text:p>
      <text:p text:style-name="P5"><text:span text:style-name="T11"><text:tab/><text:tab/>- Walking and transport: mostra el recorregut a peu juntament amb el transport pùblic <text:tab/><text:tab/>més proper. </text:span></text:p>
      <text:p text:style-name="P2"><text:span text:style-name="T1"><text:s text:c="2"/></text:span></text:p>
      <text:h text:style-name="Heading_20_2" text:outline-level="2">Anàlisi no funcional:</text:h>
      <text:p text:style-name="P2"><text:span text:style-name="T1">El servidor funciona amb una plataforma Tomcat i una base de dades de tipus Postgre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/>
    <style:font-face style:name="Monospace" svg:font-family="Monospace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ca" fo:country="ES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normal" fo:font-weight="bold" style:font-size-asian="14pt" style:font-style-asian="italic" style:font-weight-asian="bold" style:font-size-complex="14pt" style:font-style-complex="italic" style:font-weight-complex="normal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ònica Arceda</meta:initial-creator>
    <meta:creation-date>2013-03-17T15:18:43</meta:creation-date>
    <dc:date>2014-05-23T18:31:34.775531086</dc:date>
    <meta:editing-duration>PT34M25S</meta:editing-duration>
    <meta:editing-cycles>7</meta:editing-cycles>
    <meta:generator>LibreOffice/4.1.0.0.beta2$Linux_X86_64 LibreOffice_project/410$Build-0</meta:generator>
    <meta:document-statistic meta:table-count="0" meta:image-count="0" meta:object-count="0" meta:page-count="2" meta:paragraph-count="29" meta:word-count="570" meta:character-count="3500" meta:non-whitespace-character-count="2919"/>
  </office:meta>
</office:document-meta>
</file>